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fill="solid" draw:fill-color="#000080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fill-color="#ffff00" draw:textarea-vertical-align="middle"/>
    </style:style>
    <style:style style:name="gr3" style:family="graphic">
      <style:graphic-properties draw:fill="solid" draw:fill-color="#ffff00" draw:textarea-horizontal-align="justify" draw:textarea-vertical-align="middle" draw:auto-grow-height="false"/>
    </style:style>
    <style:style style:name="gr4" style:family="graphic">
      <style:graphic-properties draw:fill="solid" draw:fill-color="#0000ff" draw:textarea-horizontal-align="justify" draw:textarea-vertical-align="middle" draw:auto-grow-height="false"/>
    </style:style>
    <style:style style:name="gr5" style:family="graphic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draw:fill="hatch" draw:fill-color="#000000" draw:fill-hatch-name="Black_20_-45_20_Degrees" draw:textarea-vertical-align="middle" draw:auto-grow-height="false" fo:min-height="0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0.508cm" svg:height="14.732cm" svg:x="20.32cm" svg:y="3.30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828cm" svg:y1="8.405cm" svg:x2="25.908cm" svg:y2="8.405cm">
          <text:p/>
        </draw:line>
        <draw:line draw:style-name="gr2" draw:text-style-name="P1" draw:layer="layout" svg:x1="20.828cm" svg:y1="16.533cm" svg:x2="25.908cm" svg:y2="16.533cm">
          <text:p/>
        </draw:line>
        <draw:line draw:style-name="gr2" draw:text-style-name="P1" draw:layer="layout" svg:x1="20.828cm" svg:y1="14.501cm" svg:x2="25.908cm" svg:y2="14.501cm">
          <text:p/>
        </draw:line>
        <draw:line draw:style-name="gr2" draw:text-style-name="P1" draw:layer="layout" svg:x1="20.828cm" svg:y1="12.469cm" svg:x2="25.908cm" svg:y2="12.469cm">
          <text:p/>
        </draw:line>
        <draw:line draw:style-name="gr2" draw:text-style-name="P1" draw:layer="layout" svg:x1="20.828cm" svg:y1="10.437cm" svg:x2="25.908cm" svg:y2="10.437cm">
          <text:p/>
        </draw:line>
        <draw:line draw:style-name="gr2" draw:text-style-name="P1" draw:layer="layout" svg:x1="20.266cm" svg:y1="16.533cm" svg:x2="15.186cm" svg:y2="16.533cm">
          <text:p/>
        </draw:line>
        <draw:line draw:style-name="gr2" draw:text-style-name="P1" draw:layer="layout" svg:x1="20.266cm" svg:y1="8.405cm" svg:x2="15.186cm" svg:y2="8.405cm">
          <text:p/>
        </draw:line>
        <draw:line draw:style-name="gr2" draw:text-style-name="P1" draw:layer="layout" svg:x1="20.266cm" svg:y1="10.437cm" svg:x2="15.186cm" svg:y2="10.437cm">
          <text:p/>
        </draw:line>
        <draw:line draw:style-name="gr2" draw:text-style-name="P1" draw:layer="layout" svg:x1="20.266cm" svg:y1="12.469cm" svg:x2="15.186cm" svg:y2="12.469cm">
          <text:p/>
        </draw:line>
        <draw:line draw:style-name="gr2" draw:text-style-name="P1" draw:layer="layout" svg:x1="20.266cm" svg:y1="14.501cm" svg:x2="15.186cm" svg:y2="14.501cm">
          <text:p/>
        </draw:line>
        <draw:custom-shape draw:style-name="gr3" draw:text-style-name="P1" draw:layer="Layout" svg:width="1.524cm" svg:height="7.112cm" svg:x="9.144cm" svg:y="8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2.794cm" svg:x="10.16cm" svg:y="8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2.794cm" svg:x="9.144cm" svg:y="12.9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08cm" svg:height="0.508cm" svg:x="9.652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.62cm" svg:y1="15.748cm" svg:x2="9.652cm" svg:y2="12.446cm">
          <text:p/>
        </draw:line>
        <draw:line draw:style-name="gr6" draw:text-style-name="P1" draw:layer="layout" svg:x1="7.112cm" svg:y1="6.35cm" svg:x2="10.414cm" svg:y2="8.636cm">
          <text:p/>
        </draw:line>
        <draw:frame draw:style-name="gr7" draw:text-style-name="P2" draw:layer="layout" svg:width="2.725cm" svg:height="1.673cm" svg:x="4.826cm" svg:y="15.748cm">
          <draw:text-box>
            <text:p text:style-name="P2"><text:span text:style-name="T1">Torsion </text:span></text:p>
            <text:p text:style-name="P2"><text:span text:style-name="T1">Fiber</text:span></text:p>
          </draw:text-box>
        </draw:frame>
        <draw:frame draw:style-name="gr7" draw:text-style-name="P2" draw:layer="layout" svg:width="4.761cm" svg:height="0.962cm" svg:x="3.836cm" svg:y="5.334cm">
          <draw:text-box>
            <text:p text:style-name="P2"><text:span text:style-name="T1">Dense material</text:span></text:p>
          </draw:text-box>
        </draw:frame>
        <draw:custom-shape draw:style-name="gr8" draw:text-style-name="P1" draw:layer="Layout" svg:width="2.705cm" svg:height="2.382cm" draw:transform="rotate (1.60605197768518) translate (7.399cm 13.454cm)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2" draw:text-style-name="P1" draw:layer="layout" svg:x1="20.266cm" svg:y1="6.555cm" svg:x2="15.186cm" svg:y2="6.555cm">
          <text:p/>
        </draw:line>
        <draw:line draw:style-name="gr2" draw:text-style-name="P1" draw:layer="layout" svg:x1="20.32cm" svg:y1="4.655cm" svg:x2="15.24cm" svg:y2="4.655cm">
          <text:p/>
        </draw:line>
        <draw:line draw:style-name="gr2" draw:text-style-name="P1" draw:layer="layout" svg:x1="20.877cm" svg:y1="6.522cm" svg:x2="25.957cm" svg:y2="6.522cm">
          <text:p/>
        </draw:line>
        <draw:line draw:style-name="gr2" draw:text-style-name="P1" draw:layer="layout" svg:x1="20.826cm" svg:y1="4.672cm" svg:x2="25.906cm" svg:y2="4.672cm">
          <text:p/>
        </draw:line>
        <draw:line draw:style-name="gr6" draw:text-style-name="P1" draw:layer="layout" svg:x1="16.256cm" svg:y1="1.778cm" svg:x2="19.558cm" svg:y2="4.064cm">
          <text:p/>
        </draw:line>
        <draw:frame draw:style-name="gr7" draw:text-style-name="P2" draw:layer="layout" svg:width="9.134cm" svg:height="0.962cm" svg:x="11.186cm" svg:y="0.816cm">
          <draw:text-box>
            <text:p text:style-name="P2"><text:span text:style-name="T1">Infinite sheet of dense material</text:span></text:p>
          </draw:text-box>
        </draw:frame>
        <draw:line draw:style-name="gr6" draw:text-style-name="P1" draw:layer="layout" svg:x1="4.064cm" svg:y1="10.668cm" svg:x2="7.112cm" svg:y2="11.684cm">
          <text:p/>
        </draw:line>
        <draw:frame draw:style-name="gr7" draw:text-style-name="P2" draw:layer="layout" svg:width="4.795cm" svg:height="1.673cm" svg:x="1.778cm" svg:y="8.89cm">
          <draw:text-box>
            <text:p text:style-name="P2"><text:span text:style-name="T1">Free to rotate</text:span></text:p>
            <text:p text:style-name="P2"><text:span text:style-name="T1">about fiber axis</text:span></text:p>
          </draw:text-box>
        </draw:frame>
        <draw:frame draw:style-name="gr7" draw:text-style-name="P2" draw:layer="layout" svg:width="3.05cm" svg:height="0.962cm" svg:x="11.43cm" svg:y="18.393cm">
          <draw:text-box>
            <text:p text:style-name="P2"><text:span text:style-name="T1">Top View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3T01:19:32.420488104</meta:creation-date>
    <dc:date>2013-12-23T01:21:46.882844340</dc:date>
    <meta:editing-duration>P0D</meta:editing-duration>
    <meta:editing-cycles>1</meta:editing-cycles>
    <meta:document-statistic meta:object-count="52"/>
    <meta:generator>LibreOffice/4.1.3.2$Linux_X86_64 LibreOffice_project/410m0$Build-2</meta:generator>
  </office:meta>
</office:document-meta>
</file>